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18</text:p>
      <text:p text:style-name="P1"/>
      <text:p text:style-name="P2">Etap I</text:p>
      <text:p text:style-name="P2"/>
      <text:p text:style-name="P3">czy istnieje biała herbata <text:s text:c="76"/><text:span text:style-name="T1"><text:s/>TAK</text:span></text:p>
      <text:p text:style-name="P3">do ktorego owada powrównuje się talię kobiety szczupłej <text:s text:c="21"/><text:span text:style-name="T1"><text:s text:c="4"/>osa</text:span></text:p>
      <text:p text:style-name="P3">na terenie ktorych państw rozciąga się pustynia Gobi <text:s text:c="28"/><text:span text:style-name="T1"><text:s text:c="4"/>Mongolia i Chiny</text:span></text:p>
      <text:p text:style-name="P3">z inicjatywy którego króla otworzonw w 1765 Teatr narodowy <text:s text:c="14"/><text:span text:style-name="T1"><text:s text:c="3"/>Poniatowski</text:span></text:p>
      <text:p text:style-name="P3">czy między Polską a Watykanem jest podpisany konkordat <text:s text:c="20"/><text:span text:style-name="T1"><text:s text:c="3"/>TAK</text:span></text:p>
      <text:p text:style-name="P3">jakie imię nosi piosenkarka Majewska <text:s text:c="55"/><text:span text:style-name="T1"><text:s/>Alicja</text:span></text:p>
      <text:p text:style-name="P3">który znak zodiaku nosi tę samą nazwę do urządzenie pomiarowe <text:s text:c="10"/><text:span text:style-name="T1"><text:s text:c="2"/>waga</text:span></text:p>
      <text:p text:style-name="P3">amfora służyła do przechowywania materiałów sypkich czy płynnych <text:s text:c="5"/><text:span text:style-name="T1"><text:s/>płynne</text:span></text:p>
      <text:p text:style-name="P3">w ktorym amerykanskim mieście znajdują się korty Flash Madows <text:s text:c="9"/><text:span text:style-name="T1"><text:s/>NYC</text:span></text:p>
      <text:p text:style-name="P3">kształt której figury geometrycznej ma ekierka <text:s text:c="43"/><text:span text:style-name="T1">trójkąt </text:span></text:p>
      <text:p text:style-name="P3">jak nazywał się polski farmaceuta ktory skontruował lampę naftową <text:s text:c="7"/><text:span text:style-name="T1"><text:s/>Łukasiewicz</text:span></text:p>
      <text:p text:style-name="P3">w co nie owijamy mówica wprost <text:s text:c="63"/><text:span text:style-name="T1"><text:s/>bawełna</text:span></text:p>
      <text:p text:style-name="P3">do której rzeki rzuciła się Wanda co nie chciała Niemca <text:s text:c="28"/><text:span text:style-name="T1"><text:s/>Wisła</text:span></text:p>
      <text:p text:style-name="P3">z którego państwa pochodzi ser rockfol <text:s text:c="55"/><text:span text:style-name="T1">Francja</text:span></text:p>
      <text:p text:style-name="P3">w którym powstaniu brał udział Bartosz Głowacki <text:s text:c="36"/><text:span text:style-name="T1"><text:s/>Kościuszkowskie</text:span></text:p>
      <text:p text:style-name="P3">który dokument państwowy określa barwy, flaga, hymn Polski <text:s text:c="18"/><text:span text:style-name="T1"><text:s/>Konstytucja</text:span></text:p>
      <text:p text:style-name="P3">czy powieść Orwela rok 1984 powstała przed czy po roku 1984 <text:s text:c="17"/><text:span text:style-name="T1"><text:s/>przed </text:span></text:p>
      <text:p text:style-name="P3">w którym państwie urodził się Mozart <text:s text:c="57"/><text:span text:style-name="T1"><text:s text:c="2"/>Austria</text:span></text:p>
      <text:p text:style-name="P3">jak wabił się tytułowy pies z serialu o czterech pancernych <text:s text:c="25"/><text:span text:style-name="T1"><text:s/>Szarik</text:span></text:p>
      <text:p text:style-name="P3">jesli dwie strony dzielą coś fifty fifty to ile otrzyma każda z nich <text:s text:c="15"/><text:span text:style-name="T1"><text:s text:c="2"/>połowę </text:span></text:p>
      <text:p text:style-name="P2"/>
      <text:p text:style-name="P2">Etap II</text:p>
      <text:p text:style-name="P2"/>
      <text:p text:style-name="P3">czy nosorożec jest drapieżnikiem <text:s text:c="63"/><text:span text:style-name="T1"><text:s/>NIE </text:span></text:p>
      <text:p text:style-name="P3">które państwo zdobyło 5 x Mś w piłce nożnej <text:s text:c="43"/><text:span text:style-name="T1"><text:s/>Brazylia</text:span></text:p>
      <text:p text:style-name="P3">pierwszy legoland powstał w Europie czy USA <text:s text:c="41"/><text:span text:style-name="T1"><text:s/>Europa</text:span></text:p>
      <text:p text:style-name="P3">jakie imię nosi tytułowy wampir z filmu Herzoga <text:s text:c="35"/><text:span text:style-name="T1"><text:s text:c="3"/>Nosferatu</text:span></text:p>
      <text:p text:style-name="P3">córką którego króla była Jadwiga, żona Jagiełły <text:s text:c="39"/><text:span text:style-name="T1"><text:s text:c="2"/>Ludwik</text:span></text:p>
      <text:p text:style-name="P3">jak nazywa się powstała w 1999 fundacja Centrum poszukiwań ludzi zaginionych <text:s text:c="3"/><text:span text:style-name="T1">Itaka</text:span></text:p>
      <text:p text:style-name="P3">ktore miejsce pod względem liczby mieszkańców w Europie zajmuje RFN <text:s text:c="4"/><text:span text:style-name="T1"><text:s text:c="2"/>drugie</text:span></text:p>
      <text:p text:style-name="P3">w którym kabarecie występują Marcin i Michał Wójcik <text:s text:c="27"/><text:span text:style-name="T1"><text:s/>Ani Mru mru</text:span></text:p>
      <text:p text:style-name="P3">monety obiegowe wydawane w Polsce są zawsze okrągłe, a czy kolekcjonerskie muszę mieć taki kształt <text:s text:c="89"/><text:span text:style-name="T1"><text:s text:c="2"/>NIE </text:span></text:p>
      <text:p text:style-name="P3">z ilu częśći składają się Dziady Mickiewicza <text:s text:c="45"/><text:span text:style-name="T1"><text:s/>cztery</text:span></text:p>
      <text:p text:style-name="P3">w jakim kolorze są półksiężyc i gwiazda na fladze Pakistanu <text:s text:c="20"/><text:span text:style-name="T1">białe</text:span></text:p>
      <text:p text:style-name="P3">jak nazywa się polityk który był premierem, prezydentem, przewodniczącym rady państwa</text:p>
      <text:p text:style-name="P4">Jaruzelski</text:p>
      <text:p text:style-name="P3">czy soda oczyszczona jest związkiem organicznym czy nieorganicznym <text:s text:c="4"/><text:span text:style-name="T1">nieorganiczny</text:span></text:p>
      <text:p text:style-name="P3">przez jakie ha piszemy słowo chałtura <text:s text:c="57"/><text:span text:style-name="T1"><text:s/>ch</text:span></text:p>
      <text:p text:style-name="P3">do którego drzewu ozdobnego porównuje się osobę delikatną i wrażliwą <text:s text:c="2"/><text:span text:style-name="T1"><text:s/>mimoza</text:span></text:p>
      <text:p text:style-name="P3">czy część terytorium Ukrainy leży w Azji <text:s text:c="52"/><text:span text:style-name="T1">NIE </text:span></text:p>
      <text:p text:style-name="P3">jeżeli do kwintetu dołączymy dwóch muzyków to jak się będzie nazywał <text:s text:c="2"/><text:span text:style-name="T1">septet</text:span></text:p>
      <text:p text:style-name="P3">jak nazywał się laurat nagrody Nobla autora Dżuma, Obcy <text:s text:c="21"/><text:span text:style-name="T1"><text:s text:c="2"/>A. Camus</text:span></text:p>
      <text:p text:style-name="P3"><text:soft-page-break/>na jakim dystansie odbywa się najdłuższy bieg narciarski kobiet na IO <text:s text:c="4"/><text:span text:style-name="T1">30 km</text:span></text:p>
      <text:p text:style-name="P3">kto w 1933 stworzył Gestapo <text:s text:c="66"/><text:span text:style-name="T1"><text:s/>Goering</text:span></text:p>
      <text:p text:style-name="P3">ile wahadłowców wysłał w przestrzeń kosmiczną ZSRS <text:s text:c="26"/><text:span text:style-name="T1"><text:s/>jeden</text:span></text:p>
      <text:p text:style-name="P3">jak nazywa sie gra dla 2 lub 4 osób na tablicy o <text:s/>256 <text:s text:c="30"/><text:span text:style-name="T1"><text:s text:c="2"/>halna</text:span></text:p>
      <text:p text:style-name="P3">w którym holenderskim mieście można zwiedzać muzeum van Gogha i dom Rembrandta</text:p>
      <text:p text:style-name="P4">Amsterdam</text:p>
      <text:p text:style-name="P3">co mierzymy w Faradach <text:s text:c="67"/><text:span text:style-name="T1"><text:s/>pojemność elektrycz</text:span>.</text:p>
      <text:p text:style-name="P3">noktambulik to inaczej lunatyk czy anorektyk <text:s text:c="43"/><text:span text:style-name="T1"><text:s/>lunatyk</text:span></text:p>
      <text:p text:style-name="P3">w ktorym państwie leży Mekka <text:s text:c="66"/><text:span text:style-name="T1">Arabia saudyjska</text:span></text:p>
      <text:p text:style-name="P3">kto wg greckiej mitologii był ojcem Ariadny <text:s text:c="46"/><text:span text:style-name="T1">Minos</text:span></text:p>
      <text:p text:style-name="P3">sukulenty pasożytują na innych roslinach czy mają grube łodygi i gromadza wodę <text:s/><text:span text:style-name="T1">drugie</text:span></text:p>
      <text:p text:style-name="P3">ogary poszły w las, która powieść Żeromskiego tak się zaczyna <text:s text:c="14"/><text:span text:style-name="T1"><text:s/>Popioły</text:span></text:p>
      <text:p text:style-name="P3">stolicą którego afrykańskiego państwa jest Dakar <text:s text:c="38"/><text:span text:style-name="T1">Senegal</text:span></text:p>
      <text:p text:style-name="P3">jak nazywa się podpora architektoniczna w kształcie męskiej postaci <text:s text:c="6"/><text:span text:style-name="T1"><text:s/>atlant, atlas</text:span></text:p>
      <text:p text:style-name="P3">czy możemy używać określenia związek chemiczny w odniesieniu do powietrza <text:s/><text:span text:style-name="T1"><text:s/>NIE</text:span> </text:p>
      <text:p text:style-name="P3">kogo poślubiła Kleopatra po śmierci <text:s/>Cezara <text:s text:c="42"/><text:span text:style-name="T1"><text:s/>Marka Antoniusza <text:s/></text:span><text:s/></text:p>
      <text:p text:style-name="P3">halifat to brytyjski czy amerykański samolot bojowy <text:s text:c="29"/><text:span text:style-name="T1"><text:s/>brytyjski </text:span></text:p>
      <text:p text:style-name="P3">rozwiń skrót GDDKiA <text:s text:c="45"/></text:p>
      <text:p text:style-name="P3">jak z greki nazywał się używany do XVIII przyrząd służący do pomiaru wysokości ciał niebieskich nad horyzontem <text:s text:c="67"/><text:span text:style-name="T1"><text:s text:c="3"/>astrolabium</text:span></text:p>
      <text:p text:style-name="P3"/>
      <text:p text:style-name="P2">Etap III</text:p>
      <text:p text:style-name="P2"/>
      <text:p text:style-name="P3">czy wyspa Bornholm należy do Dani czy do Szwecji <text:s text:c="28"/><text:span text:style-name="T1"><text:s text:c="3"/>Dania</text:span></text:p>
      <text:p text:style-name="P3">co oznacza francuskie faux pais <text:s text:c="63"/><text:span text:style-name="T1"><text:s/>gafa</text:span></text:p>
      <text:p text:style-name="P3">czy panczeny to nazwa łyżew, nart czy bojerów <text:s text:c="39"/><text:span text:style-name="T1">łyżwy</text:span></text:p>
      <text:p text:style-name="P3">jak nazywa się barwnik nadajacy zielone zabarwienie roślinom <text:s text:c="14"/><text:span text:style-name="T1">chlorofil</text:span></text:p>
      <text:p text:style-name="P3">do którego państwa udał się na Wygnanie Bolesław Śmiały <text:s text:c="19"/><text:span text:style-name="T1"><text:s/>Węgry</text:span></text:p>
      <text:p text:style-name="P3">w którym mieście ma siedzibę filharmonia Warmińsko-Mazurska <text:s text:c="9"/><text:span text:style-name="T1"><text:s/>Olsztyn</text:span></text:p>
      <text:p text:style-name="P3">czy w 1896 w Atenach startowały kobiety <text:s text:c="44"/><text:span text:style-name="T1">NIE, dopiero w 1900</text:span></text:p>
      <text:p text:style-name="P3">jakie owoce niosła Laura na spotkanie z Filonem <text:s text:c="37"/><text:span text:style-name="T1">maliny</text:span></text:p>
      <text:p text:style-name="P3">jak z łąciny nazywa się rozjemca powołany przez strony dla rozstrzygnięcia sporu <text:s text:c="3"/><text:span text:style-name="T1">arbiter</text:span></text:p>
      <text:p text:style-name="P3">Konfucjusz żył przed czy po narodzeniu Chrystusa <text:s text:c="31"/><text:span text:style-name="T1"><text:s text:c="3"/>przed </text:span></text:p>
      <text:p text:style-name="P3">jak nazywa się roczny plan wydatków i przychodów państwa <text:s text:c="17"/><text:span text:style-name="T1"><text:s/>budżet</text:span></text:p>
      <text:p text:style-name="P3">kto uratował przed śmiercią Zuzannę, fałszywie oskarżoną przez dwóch lubieżnych starców</text:p>
      <text:p text:style-name="P4">Daniel</text:p>
      <text:p text:style-name="P3">którą krainę historyczną chciał ofiarować królowi szwedzkiemu Zagłoba <text:s text:c="6"/><text:span text:style-name="T1"><text:s/>Niderlandy</text:span></text:p>
      <text:p text:style-name="P3">jak nazywa się starożytna teoria że Ziemia znajduje się w środku świata <text:s text:c="3"/><text:span text:style-name="T1"><text:s/>geocentryzm</text:span></text:p>
      <text:p text:style-name="P3">co w powiedzeniu tuczy konia <text:s text:c="69"/><text:span text:style-name="T1"><text:s/>pańskie oko</text:span></text:p>
      <text:p text:style-name="P3">czy najwyższy szczyt sudetów Śnieżka jest wyższy od Giewontu <text:s text:c="14"/><text:span text:style-name="T1"><text:s/>NIE </text:span></text:p>
      <text:p text:style-name="P3">ilu braci Michaela Jacksona występowało w zespole Jackson5 <text:s text:c="19"/><text:span text:style-name="T1"><text:s/>czwórka</text:span></text:p>
      <text:p text:style-name="P3">który składnik powietrza przekształca się w ozon <text:s text:c="36"/><text:span text:style-name="T1"><text:s text:c="5"/>tlen</text:span></text:p>
      <text:p text:style-name="P3">jak miała na imię żona Rumcajsa <text:s text:c="64"/><text:span text:style-name="T1"><text:s text:c="2"/>Hanka</text:span></text:p>
      <text:p text:style-name="P3">symbolem ktorej partii w USA jest słoń <text:s text:c="56"/><text:span text:style-name="T1">republikanie</text:span></text:p>
      <text:p text:style-name="P3">jak długo trwał pontyfikat Jana Pawła I <text:s text:c="55"/><text:span text:style-name="T1"><text:s/>33 dni</text:span></text:p>
      <text:p text:style-name="P3">jak potocznie nazywa się grzyby rosnące na pniach drzew <text:s text:c="23"/><text:span text:style-name="T1"><text:s text:c="3"/>huby</text:span></text:p>
      <text:p text:style-name="P3">czy Kanada jest członkiem NATO <text:s text:c="63"/><text:span text:style-name="T1"><text:s/>TAK</text:span></text:p>
      <text:p text:style-name="P3">jaki symbol ma pierwiastek Uran <text:s text:c="62"/><text:span text:style-name="T1"><text:s text:c="4"/>U</text:span></text:p>
      <text:p text:style-name="P3"><text:soft-page-break/>w którym roku proklamowano państwo Izrael <text:s text:c="47"/><text:span text:style-name="T1">1948</text:span></text:p>
      <text:p text:style-name="P3">bohaterem której komedii Moliera jest Harpagon <text:s text:c="42"/><text:span text:style-name="T1">Skąpiec</text:span></text:p>
      <text:p text:style-name="P3">czy angielski król Henryk IV należał do dynastii Yorków czy Lancasterów <text:s text:c="2"/><text:span text:style-name="T1">drugie</text:span></text:p>
      <text:p text:style-name="P3">kto jest reżyserem filmu Poszukiwacze zaginionej Arki <text:s text:c="32"/><text:span text:style-name="T1">Spielberg </text:span></text:p>
      <text:p text:style-name="P3">jak dawniej w Polsce nazywał się okres nauki u majstra <text:s text:c="32"/><text:span text:style-name="T1">termin</text:span></text:p>
      <text:p text:style-name="P3">ile medali IO zdobył Janusz Kusociński <text:s text:c="57"/><text:span text:style-name="T1">jeden</text:span></text:p>
      <text:p text:style-name="P3">jak miała na imię żona Odyseusza <text:s text:c="65"/><text:span text:style-name="T1"><text:s/>Penelopa</text:span></text:p>
      <text:p text:style-name="P3">kto najwcześniej dostał Pokojową Nagrodę Nobla: Wałęsa, Dalajlama, czy Mandela</text:p>
      <text:p text:style-name="P4">Wałęsa</text:p>
      <text:p text:style-name="P3">który święty załozył klasztor na Monte Cassino <text:s text:c="43"/><text:span text:style-name="T1"><text:s/>Benedykt</text:span></text:p>
      <text:p text:style-name="P3">na terenie którego państwa płynie rzeka Magdalena uchodząca do morza karaibskiego</text:p>
      <text:p text:style-name="P4">Kolumbia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01T18:06:45.03</meta:creation-date>
    <meta:document-statistic meta:table-count="0" meta:image-count="0" meta:object-count="0" meta:page-count="3" meta:paragraph-count="99" meta:word-count="851" meta:character-count="8477"/>
    <dc:date>2014-09-01T18:44:15.32</dc:date>
    <meta:editing-duration>PT00H01M09S</meta:editing-duration>
    <meta:editing-cycles>1</meta:editing-cycles>
    <meta:generator>OpenOffice.ux.pl/3.1$Win32 OpenOffice.org_project/310m11$Build-39399</meta:generator>
  </office:meta>
</office:document-meta>
</file>